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public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public-pr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23">
            <text:p>1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7">
            <text:p>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49">
            <text:p>10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2">
            <text:p>1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80">
            <text:p>2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public-pro" style:display-name="PageStyle_disciplinary-actions-public-pr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